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Heading_20_2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st Symfony 4 – Dimitri - octobre 2018</text:h>
      <text:p text:style-name="P1"/>
      <text:p text:style-name="P1"/>
      <text:h text:style-name="P4" text:outline-level="2">Réalisez un site en utilisant le framework Symfony 4</text:h>
      <text:h text:style-name="Heading_20_3" text:outline-level="3"><text:span text:style-name="T1">Instructions personelles</text:span></text:h>
      <text:p text:style-name="P1"/>
      <text:p text:style-name="P1">Le thème est: <text:span text:style-name="T2">Les pays du monde</text:span></text:p>
      <text:p text:style-name="P1"><text:span text:style-name="T2"/></text:p>
      <text:p text:style-name="P2">Le template de base à utiliser est celui-ci:</text:p>
      <text:p text:style-name="P2"/>
      <text:p text:style-name="P2"><text:a xlink:type="simple" xlink:href="https://blackrockdigital.github.io/startbootstrap-grayscale/" text:style-name="Internet_20_link" text:visited-style-name="Visited_20_Internet_20_Link">https://blackrockdigital.github.io/startbootstrap-grayscale/</text:a></text:p>
      <text:p text:style-name="P2"/>
      <text:p text:style-name="P1"><text:a xlink:type="simple" xlink:href="https://sym4.webdev-cf2m.be/" text:style-name="Internet_20_link" text:visited-style-name="Visited_20_Internet_20_Link"/></text:p>
      <text:p text:style-name="P1">Ta base de donnée et tes fichiers se trouvent à cette adresse:</text:p>
      <text:p text:style-name="P1"/>
      <text:p text:style-name="P1"><text:a xlink:type="simple" xlink:href="https://github.com/WebDevCF2018/prepaTestSymfony4/tree/yourtest/yourtest" text:style-name="Internet_20_link" text:visited-style-name="Visited_20_Internet_20_Link">https://github.com/WebDevCF2018/prepaTestSymfony4/tree/yourtest/yourtest</text:a></text:p>
      <text:p text:style-name="P1"/>
      <text:p text:style-name="P1"/>
      <text:p text:style-name="P1">Crée le dépot sur github à ce nom: <text:a xlink:type="simple" xlink:href="https://github.com/WebDevCF2018/sym4_dimitri" text:style-name="Internet_20_link" text:visited-style-name="Visited_20_Internet_20_Link">https://github.com/WebDevCF2018/sym4_dimitri</text:a> </text:p>
      <text:p text:style-name="P1"/>
      <text:p text:style-name="P1">N'oublie pas de faire des commit et des push régulièrement !</text:p>
      <text:p text:style-name="P1"/>
      <text:p text:style-name="P1">Pour que je puisse avoir l'accès à l'admin: </text:p>
      <text:p text:style-name="P1"/>
      <text:p text:style-name="P1">login: Dimitri</text:p>
      <text:p text:style-name="P1">password: TheWorld</text:p>
      <text:p text:style-name="P1"><text:span text:style-name="T3"/></text:p>
      <text:p text:style-name="P1"><text:span text:style-name="T4"/></text:p>
      <text:p text:style-name="P2">Sur la page d'accueil je souhaite qu'il y ai 300 caractères par article,</text:p>
      <text:p text:style-name="P2">sur les sections 500 caractères par article.</text:p>
      <text:p text:style-name="P1"/>
      <text:p text:style-name="P1"/>
      <text:h text:style-name="Heading_20_3" text:outline-level="3">Temps de réalisation</text:h>
      <text:p text:style-name="P1"/>
      <text:p text:style-name="P1">Approximativement 12 heures</text:p>
      <text:p text:style-name="P1"/>
      <text:p text:style-name="P1"/>
      <text:h text:style-name="Heading_20_3" text:outline-level="3">Bon travail à toi 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45S</meta:editing-duration>
    <meta:editing-cycles>7</meta:editing-cycles>
    <meta:generator>OpenOffice/4.1.5$Win32 OpenOffice.org_project/415m1$Build-9789</meta:generator>
    <dc:date>2018-10-21T20:17:31.61</dc:date>
    <dc:creator>Michael Pitz</dc:creator>
    <meta:document-statistic meta:table-count="0" meta:image-count="0" meta:object-count="0" meta:page-count="1" meta:paragraph-count="18" meta:word-count="111" meta:character-count="782"/>
    <meta:user-defined meta:name="Info 1"/>
    <meta:user-defined meta:name="Info 2"/>
    <meta:user-defined meta:name="Info 3"/>
    <meta:user-defined meta:name="Info 4"/>
  </office:meta>
</office:document-meta>
</file>